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0.146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009933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16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9933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1" fo:font-size="10pt" fo:font-weight="bold" style:font-size-asian="18pt" style:font-size-complex="18pt"/>
    </style:style>
    <style:style style:name="T1" style:family="text">
      <style:text-properties style:font-name="Bitstream Charter1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0.7cm" svg:height="0.7cm" svg:x="2.3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measurelines" svg:x1="2.5cm" svg:y1="0.8cm" svg:x2="0.6cm" svg:y2="3.3cm">
          <text:p/>
        </draw:line>
        <draw:line draw:style-name="gr3" draw:text-style-name="P2" draw:layer="measurelines" svg:x1="2.8cm" svg:y1="0.8cm" svg:x2="4.3cm" svg:y2="3.3cm">
          <text:p/>
        </draw:line>
        <draw:custom-shape draw:style-name="gr4" draw:text-style-name="P3" draw:layer="measurelines" svg:width="0.6cm" svg:height="0.6cm" svg:x="0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6cm" svg:height="0.6cm" svg:x="4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measurelines" svg:width="1.454cm" svg:height="0.597cm" svg:x="0.746cm" svg:y="1.103cm">
          <draw:text-box>
            <text:p><text:span text:style-name="T1">X=1</text:span></text:p>
          </draw:text-box>
        </draw:frame>
        <draw:frame draw:style-name="gr7" draw:text-style-name="P5" draw:layer="measurelines" svg:width="1.366cm" svg:height="0.675cm" svg:x="3.234cm" svg:y="1.3cm">
          <draw:text-box>
            <text:p><text:span text:style-name="T1">X=0</text:span></text:p>
          </draw:text-box>
        </draw:frame>
        <draw:frame draw:style-name="gr8" draw:text-style-name="P5" draw:layer="measurelines" svg:width="1cm" svg:height="0.7cm" svg:x="2.3cm" svg:y="0.1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1:55:03.390800270</meta:creation-date>
    <dc:date>2015-09-17T14:43:15.599306205</dc:date>
    <meta:editing-duration>PT55M10S</meta:editing-duration>
    <meta:editing-cycles>7</meta:editing-cycles>
    <meta:generator>LibreOffice/5.0.1.2.0$Linux_X86_64 LibreOffice_project/00m0$Build-2</meta:generator>
    <meta:document-statistic meta:object-count="8"/>
  </office:meta>
</office:document-meta>
</file>